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ys</text:p>
          </table:table-cell>
          <table:table-cell table:style-name="ce2" office:value-type="float" office:value="176" calcext:value-type="float">
            <text:p>176</text:p>
          </table:table-cell>
          <table:table-cell office:value-type="float" office:value="63" calcext:value-type="float">
            <text:p>63</text:p>
          </table:table-cell>
          <table:table-cell table:style-name="ce2" table:formula="of:=SUM([.B2:.C2])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rls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table:formula="of:=SUM([.B3:.C3])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/>
          <table:table-cell table:formula="of:=SUM([.B2:.B3])" office:value-type="float" office:value="391" calcext:value-type="float">
            <text:p>391</text:p>
          </table:table-cell>
          <table:table-cell table:formula="of:=SUM([.C2:.C3])" office:value-type="float" office:value="109" calcext:value-type="float">
            <text:p>109</text:p>
          </table:table-cell>
          <table:table-cell table:formula="of:=SUM([.B4:.C4])" office:value-type="float" office:value="500" calcext:value-type="float">
            <text:p>500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Expected Values Table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R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ys</text:p>
          </table:table-cell>
          <table:table-cell table:formula="of:=239*391/500" office:value-type="float" office:value="186.898" calcext:value-type="float">
            <text:p>186.898</text:p>
          </table:table-cell>
          <table:table-cell table:formula="of:=239*109/500" office:value-type="float" office:value="52.102" calcext:value-type="float">
            <text:p>52.102</text:p>
          </table:table-cell>
          <table:table-cell table:style-name="ce2" table:formula="of:=SUM([.B10:.C10])"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rls</text:p>
          </table:table-cell>
          <table:table-cell table:formula="of:=261*391/500" office:value-type="float" office:value="204.102" calcext:value-type="float">
            <text:p>204.102</text:p>
          </table:table-cell>
          <table:table-cell table:formula="of:=261*109/500" office:value-type="float" office:value="56.898" calcext:value-type="float">
            <text:p>56.898</text:p>
          </table:table-cell>
          <table:table-cell table:formula="of:=SUM([.B11:.C11])"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/>
          <table:table-cell table:formula="of:=SUM([.B10:.B11])" office:value-type="float" office:value="391" calcext:value-type="float">
            <text:p>391</text:p>
          </table:table-cell>
          <table:table-cell table:formula="of:=SUM([.C10:.C11])" office:value-type="float" office:value="109" calcext:value-type="float">
            <text:p>109</text:p>
          </table:table-cell>
          <table:table-cell table:formula="of:=SUM([.B12:.C12])" office:value-type="float" office:value="500" calcext:value-type="float">
            <text:p>5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(176-186.898)^2/186.898" office:value-type="float" office:value="0.635461075024879" calcext:value-type="float">
            <text:p>0.635461075024879</text:p>
          </table:table-cell>
          <table:table-cell table:formula="of:=(63-52.102)^2/52.102" office:value-type="float" office:value="2.27949798472228" calcext:value-type="float">
            <text:p>2.27949798472228</text:p>
          </table:table-cell>
          <table:table-cell table:number-columns-repeated="1021"/>
        </table:table-row>
        <table:table-row table:style-name="ro1">
          <table:table-cell/>
          <table:table-cell table:formula="of:=(215-204.102)^2/204.102" office:value-type="float" office:value="0.581897306248836" calcext:value-type="float">
            <text:p>0.581897306248836</text:p>
          </table:table-cell>
          <table:table-cell table:formula="of:=(46-56.898)^2/56.898" office:value-type="float" office:value="2.08735639214032" calcext:value-type="float">
            <text:p>2.08735639214032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7T10:06:14.818533277</meta:creation-date>
    <dc:date>2023-10-07T10:20:57.955684118</dc:date>
    <meta:editing-duration>PT2M52S</meta:editing-duration>
    <meta:editing-cycles>2</meta:editing-cycles>
    <meta:generator>LibreOffice/6.4.7.2$Linux_X86_64 LibreOffice_project/40$Build-2</meta:generator>
    <meta:document-statistic meta:table-count="1" meta:cell-count="31" meta:object-count="0"/>
  </office:meta>
</office:document-meta>
</file>